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92cm"/>
    </style:style>
    <style:style style:name="gr6" style:family="graphic" style:parent-style-name="standard">
      <style:graphic-properties draw:stroke="none" svg:stroke-color="#000000" draw:fill="none" draw:fill-color="#ffffff" fo:min-height="0.827cm"/>
    </style:style>
    <style:style style:name="gr7" style:family="graphic" style:parent-style-name="standard">
      <style:graphic-properties draw:stroke="none" svg:stroke-color="#000000" draw:fill="none" draw:fill-color="#ffffff" fo:min-height="1.16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36cm" svg:height="1.217cm" svg:x="3.152cm" svg:y="0.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2.3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4.6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6.9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9.2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11.5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13.8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16.1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69cm" svg:y="18.4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43cm" svg:height="1.224cm" svg:x="3.135cm" svg:y="20.78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8.386cm" svg:y1="1.343cm" svg:x2="8.386cm" svg:y2="2.375cm">
          <text:p/>
        </draw:line>
        <draw:line draw:style-name="gr2" draw:text-style-name="P1" draw:layer="layout" svg:x1="8.386cm" svg:y1="3.643cm" svg:x2="8.386cm" svg:y2="4.675cm">
          <text:p/>
        </draw:line>
        <draw:line draw:style-name="gr2" draw:text-style-name="P1" draw:layer="layout" svg:x1="8.386cm" svg:y1="5.943cm" svg:x2="8.386cm" svg:y2="6.975cm">
          <text:p/>
        </draw:line>
        <draw:line draw:style-name="gr2" draw:text-style-name="P1" draw:layer="layout" svg:x1="8.386cm" svg:y1="8.243cm" svg:x2="8.386cm" svg:y2="9.275cm">
          <text:p/>
        </draw:line>
        <draw:line draw:style-name="gr2" draw:text-style-name="P1" draw:layer="layout" svg:x1="8.386cm" svg:y1="10.543cm" svg:x2="8.386cm" svg:y2="11.575cm">
          <text:p/>
        </draw:line>
        <draw:line draw:style-name="gr2" draw:text-style-name="P1" draw:layer="layout" svg:x1="8.386cm" svg:y1="12.843cm" svg:x2="8.386cm" svg:y2="13.875cm">
          <text:p/>
        </draw:line>
        <draw:line draw:style-name="gr2" draw:text-style-name="P1" draw:layer="layout" svg:x1="8.386cm" svg:y1="15.143cm" svg:x2="8.386cm" svg:y2="16.175cm">
          <text:p/>
        </draw:line>
        <draw:line draw:style-name="gr2" draw:text-style-name="P1" draw:layer="layout" svg:x1="8.386cm" svg:y1="17.443cm" svg:x2="8.386cm" svg:y2="18.475cm">
          <text:p/>
        </draw:line>
        <draw:line draw:style-name="gr2" draw:text-style-name="P1" draw:layer="layout" svg:x1="8.386cm" svg:y1="19.743cm" svg:x2="8.386cm" svg:y2="20.775cm">
          <text:p/>
        </draw:line>
        <draw:line draw:style-name="gr3" draw:text-style-name="P1" draw:layer="layout" svg:x1="0.14cm" svg:y1="2.902cm" svg:x2="3.124cm" svg:y2="2.902cm">
          <text:p/>
        </draw:line>
        <draw:line draw:style-name="gr2" draw:text-style-name="P1" draw:layer="layout" svg:x1="13.505cm" svg:y1="5.31cm" svg:x2="16.709cm" svg:y2="5.31cm">
          <text:p/>
        </draw:line>
        <draw:line draw:style-name="gr2" draw:text-style-name="P1" draw:layer="layout" svg:x1="13.505cm" svg:y1="7.61cm" svg:x2="16.709cm" svg:y2="7.61cm">
          <text:p/>
        </draw:line>
        <draw:line draw:style-name="gr2" draw:text-style-name="P1" draw:layer="layout" svg:x1="13.505cm" svg:y1="9.91cm" svg:x2="16.709cm" svg:y2="9.91cm">
          <text:p/>
        </draw:line>
        <draw:line draw:style-name="gr2" draw:text-style-name="P1" draw:layer="layout" svg:x1="13.505cm" svg:y1="12.21cm" svg:x2="16.709cm" svg:y2="12.21cm">
          <text:p/>
        </draw:line>
        <draw:line draw:style-name="gr2" draw:text-style-name="P1" draw:layer="layout" svg:x1="13.505cm" svg:y1="14.51cm" svg:x2="16.709cm" svg:y2="14.51cm">
          <text:p/>
        </draw:line>
        <draw:line draw:style-name="gr2" draw:text-style-name="P1" draw:layer="layout" svg:x1="13.505cm" svg:y1="16.81cm" svg:x2="16.709cm" svg:y2="16.81cm">
          <text:p/>
        </draw:line>
        <draw:line draw:style-name="gr2" draw:text-style-name="P1" draw:layer="layout" svg:x1="13.505cm" svg:y1="19.11cm" svg:x2="16.709cm" svg:y2="19.11cm">
          <text:p/>
        </draw:line>
        <draw:line draw:style-name="gr2" draw:text-style-name="P1" draw:layer="layout" svg:x1="13.471cm" svg:y1="21.399cm" svg:x2="16.675cm" svg:y2="21.399cm">
          <text:p/>
        </draw:line>
        <draw:frame draw:style-name="gr4" draw:text-style-name="P2" draw:layer="layout" svg:width="2.186cm" svg:height="0.963cm" svg:x="14.012cm" svg:y="2.0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4.3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6.6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8.9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11.2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13.5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15.858cm">
          <draw:text-box>
            <text:p text:style-name="P2">yes</text:p>
          </draw:text-box>
        </draw:frame>
        <draw:frame draw:style-name="gr4" draw:text-style-name="P2" draw:layer="layout" svg:width="2.186cm" svg:height="0.963cm" svg:x="14.012cm" svg:y="18.158cm">
          <draw:text-box>
            <text:p text:style-name="P2">yes</text:p>
          </draw:text-box>
        </draw:frame>
        <draw:frame draw:style-name="gr4" draw:text-style-name="P2" draw:layer="layout" svg:width="2.186cm" svg:height="0.963cm" svg:x="13.978cm" svg:y="20.447cm">
          <draw:text-box>
            <text:p text:style-name="P2">yes</text:p>
          </draw:text-box>
        </draw:frame>
        <draw:frame draw:style-name="gr5" draw:text-style-name="P2" draw:layer="layout" svg:width="1.78cm" svg:height="0.963cm" svg:x="8.384cm" svg:y="3.5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5.8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8.1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10.4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12.7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15.0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17.313cm">
          <draw:text-box>
            <text:p text:style-name="P2">no</text:p>
          </draw:text-box>
        </draw:frame>
        <draw:frame draw:style-name="gr5" draw:text-style-name="P2" draw:layer="layout" svg:width="1.78cm" svg:height="0.963cm" svg:x="8.384cm" svg:y="19.613cm">
          <draw:text-box>
            <text:p text:style-name="P2">no</text:p>
          </draw:text-box>
        </draw:frame>
        <draw:frame draw:style-name="gr5" draw:text-style-name="P2" draw:layer="layout" svg:width="1.78cm" svg:height="0.963cm" svg:x="8.35cm" svg:y="21.902cm">
          <draw:text-box>
            <text:p text:style-name="P2">no</text:p>
          </draw:text-box>
        </draw:frame>
        <draw:line draw:style-name="gr2" draw:text-style-name="P1" draw:layer="layout" svg:x1="8.273cm" svg:y1="22.051cm" svg:x2="8.273cm" svg:y2="23.083cm">
          <text:p/>
        </draw:line>
        <draw:custom-shape draw:style-name="gr1" draw:text-style-name="P1" draw:layer="layout" svg:width="6.973cm" svg:height="1.224cm" svg:x="3.177cm" svg:y="23.05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972cm" svg:height="1.224cm" svg:x="11.173cm" svg:y="23.08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605cm" svg:y1="3.015cm" svg:x2="16.572cm" svg:y2="22.991cm">
          <text:p/>
        </draw:line>
        <draw:line draw:style-name="gr3" draw:text-style-name="P1" draw:layer="layout" svg:x1="13.637cm" svg:y1="3.008cm" svg:x2="16.621cm" svg:y2="3.008cm">
          <text:p/>
        </draw:line>
        <draw:line draw:style-name="gr3" draw:text-style-name="P1" draw:layer="layout" svg:x1="0.1cm" svg:y1="2.913cm" svg:x2="0.1cm" svg:y2="6.159cm">
          <text:p/>
        </draw:line>
        <draw:line draw:style-name="gr2" draw:text-style-name="P1" draw:layer="layout" svg:x1="0.1cm" svg:y1="6.123cm" svg:x2="8.346cm" svg:y2="6.119cm">
          <text:p/>
        </draw:line>
        <draw:frame draw:style-name="gr4" draw:text-style-name="P2" draw:layer="layout" svg:width="2.187cm" svg:height="0.963cm" svg:x="0.626cm" svg:y="1.927cm">
          <draw:text-box>
            <text:p text:style-name="P2">yes</text:p>
          </draw:text-box>
        </draw:frame>
        <draw:frame draw:style-name="gr6" draw:text-style-name="P4" draw:layer="layout" svg:width="9.922cm" svg:height="1.077cm" svg:x="3.407cm" svg:y="0.368cm">
          <draw:text-box>
            <text:p text:style-name="P3"><text:span text:style-name="T1">Start</text:span></text:p>
          </draw:text-box>
        </draw:frame>
        <draw:frame draw:style-name="gr6" draw:text-style-name="P4" draw:layer="layout" svg:width="9.922cm" svg:height="1.077cm" svg:x="3.407cm" svg:y="2.668cm">
          <draw:text-box>
            <text:p text:style-name="P3"><text:span text:style-name="T1">Is name in quotation marks?</text:span></text:p>
          </draw:text-box>
        </draw:frame>
        <draw:frame draw:style-name="gr6" draw:text-style-name="P4" draw:layer="layout" svg:width="9.922cm" svg:height="1.077cm" svg:x="3.407cm" svg:y="4.968cm">
          <draw:text-box>
            <text:p text:style-name="P3"><text:span text:style-name="T1">An internal function (a label)?</text:span></text:p>
          </draw:text-box>
        </draw:frame>
        <draw:frame draw:style-name="gr6" draw:text-style-name="P4" draw:layer="layout" svg:width="9.922cm" svg:height="1.077cm" svg:x="3.407cm" svg:y="7.268cm">
          <draw:text-box>
            <text:p text:style-name="P3"><text:span text:style-name="T1">A built-in function?</text:span></text:p>
          </draw:text-box>
        </draw:frame>
        <draw:frame draw:style-name="gr6" draw:text-style-name="P4" draw:layer="layout" svg:width="9.922cm" svg:height="1.077cm" svg:x="3.407cm" svg:y="9.568cm">
          <draw:text-box>
            <text:p text:style-name="P3"><text:span text:style-name="T1">Function defined on ::ROUTINE?</text:span></text:p>
          </draw:text-box>
        </draw:frame>
        <draw:frame draw:style-name="gr7" draw:text-style-name="P4" draw:layer="layout" svg:width="9.922cm" svg:height="1.416cm" svg:x="3.407cm" svg:y="11.529cm">
          <draw:text-box>
            <text:p text:style-name="P3"><text:span text:style-name="T1">Public function defined on ::ROUTINE </text:span></text:p>
            <text:p text:style-name="P3"><text:span text:style-name="T1">in program referenced with ::REQUIRES?</text:span></text:p>
          </draw:text-box>
        </draw:frame>
        <draw:frame draw:style-name="gr6" draw:text-style-name="P4" draw:layer="layout" svg:width="9.922cm" svg:height="1.077cm" svg:x="3.407cm" svg:y="14.168cm">
          <draw:text-box>
            <text:p text:style-name="P3"><text:span text:style-name="T1">Macrospace pre-order?</text:span></text:p>
          </draw:text-box>
        </draw:frame>
        <draw:frame draw:style-name="gr6" draw:text-style-name="P4" draw:layer="layout" svg:width="9.922cm" svg:height="1.077cm" svg:x="3.407cm" svg:y="16.468cm">
          <draw:text-box>
            <text:p text:style-name="P3"><text:span text:style-name="T1">Part of external function package?</text:span></text:p>
          </draw:text-box>
        </draw:frame>
        <draw:frame draw:style-name="gr6" draw:text-style-name="P4" draw:layer="layout" svg:width="9.922cm" svg:height="1.077cm" svg:x="3.407cm" svg:y="18.768cm">
          <draw:text-box>
            <text:p text:style-name="P3"><text:span text:style-name="T1">External Rexx file?</text:span></text:p>
          </draw:text-box>
        </draw:frame>
        <draw:frame draw:style-name="gr6" draw:text-style-name="P4" draw:layer="layout" svg:width="9.922cm" svg:height="1.077cm" svg:x="3.373cm" svg:y="21.057cm">
          <draw:text-box>
            <text:p text:style-name="P3"><text:span text:style-name="T1">Macrospace post-order?</text:span></text:p>
          </draw:text-box>
        </draw:frame>
        <draw:frame draw:style-name="gr6" draw:text-style-name="P4" draw:layer="layout" svg:width="6.915cm" svg:height="1.077cm" svg:x="3.212cm" svg:y="23.253cm">
          <draw:text-box>
            <text:p text:style-name="P3"><text:span text:style-name="T1">Error</text:span></text:p>
          </draw:text-box>
        </draw:frame>
        <draw:frame draw:style-name="gr6" draw:text-style-name="P4" draw:layer="layout" svg:width="6.915cm" svg:height="1.077cm" svg:x="11.206cm" svg:y="23.255cm">
          <draw:text-box>
            <text:p text:style-name="P3"><text:span text:style-name="T1">Execu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8.25cm" fo:page-height="24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9-01-18T22:44:11</meta:creation-date>
    <dc:date>2009-12-09T22:52:06</dc:date>
    <dc:language>en-US</dc:language>
    <meta:editing-cycles>7</meta:editing-cycles>
    <meta:editing-duration>PT07H20M38S</meta:editing-duration>
    <dc:creator>Jean Louis Faucher</dc:creator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